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63dc" officeooo:paragraph-rsid="000e63dc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officeooo:rsid="000e63dc" officeooo:paragraph-rsid="000e63d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e63dc" officeooo:paragraph-rsid="000ec2d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f7566" officeooo:paragraph-rsid="000f7566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20240" officeooo:paragraph-rsid="0012024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e63dc" officeooo:paragraph-rsid="000e63dc" style:font-size-asian="12.25pt" style:font-weight-asian="bold" style:font-size-complex="14pt" style:font-weight-complex="bold"/>
    </style:style>
    <style:style style:name="T1" style:family="text">
      <style:text-properties officeooo:rsid="000ec2df"/>
    </style:style>
    <style:style style:name="T2" style:family="text">
      <style:text-properties officeooo:rsid="00109a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interdisciplinar</text:p>
      <text:p text:style-name="P1">Documento de requisitos</text:p>
      <text:p text:style-name="P1"/>
      <text:p text:style-name="P6">Requisitos funcionais</text:p>
      <text:p text:style-name="P2"/>
      <text:p text:style-name="P3">RF 01 – Cadast<text:span text:style-name="T1">rar</text:span> moradias <text:span text:style-name="T1">e usuários.</text:span></text:p>
      <text:p text:style-name="P3">RF 02 – Exclu<text:span text:style-name="T1">ir</text:span> moradias <text:span text:style-name="T1">e usuários.</text:span></text:p>
      <text:p text:style-name="P2">RF 03 – <text:span text:style-name="T1">Listar moradias disponíveis e indisponíveis.</text:span></text:p>
      <text:p text:style-name="P2">RF 04 – <text:span text:style-name="T1">Listar cadastro de usuários.</text:span></text:p>
      <text:p text:style-name="P3">RF 05 – Gerenciamento de conta.</text:p>
      <text:p text:style-name="P3">RF 06 – Recuperação de senha <text:span text:style-name="T2">de usuário</text:span>.</text:p>
      <text:p text:style-name="P4">RF 07 – Mostrar contato do dono das moradias para mais informações.</text:p>
      <text:p text:style-name="P4">RF 08 – Os quartos das moradias não podem se repetir.</text:p>
      <text:p text:style-name="P5">RF 09 – Caso uma moradia for ocupada, os donos podem comunicar a indisponibilidade do quarto.</text:p>
      <text:p text:style-name="P2"/>
      <text:p text:style-name="P6">Requisitos não funcionais</text:p>
      <text:p text:style-name="P2"/>
      <text:p text:style-name="P4">RNF 01 – O sistema deverá suportar no mínimo 20 usuários simultâneos.</text:p>
      <text:p text:style-name="P4">RNF 02 – <text:span text:style-name="T2">As informações do login da conta de usuário devem ser carregados após a tela de cadastro em até 5 segundos.</text:span></text:p>
      <text:p text:style-name="P5">RNF 03 – A comunicação dos donos com o site, no quesito de informar a estadia de um quarto, não devem demorar mais que 2 di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6T19:47:17.757000000</meta:creation-date>
    <dc:date>2021-08-06T20:33:50.524000000</dc:date>
    <meta:editing-duration>PT5M49S</meta:editing-duration>
    <meta:editing-cycles>1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6" meta:word-count="141" meta:character-count="850" meta:non-whitespace-character-count="713"/>
  </office:meta>
</office:document-meta>
</file>